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color="#800080" fo:font-weight="bold" style:font-weight-asian="bold" style:font-weight-complex="bold"/>
    </style:style>
    <style:style style:name="ce10" style:family="table-cell" style:parent-style-name="Default">
      <style:text-properties fo:color="#00a933" fo:font-weight="bold" style:font-weight-asian="bold" style:font-weight-complex="bold"/>
    </style:style>
    <style:style style:name="ce11" style:family="table-cell" style:parent-style-name="Default">
      <style:text-properties fo:color="#2a6099" fo:font-weight="bold" style:font-weight-asian="bold" style:font-weight-complex="bold"/>
    </style:style>
    <style:style style:name="ce12" style:family="table-cell" style:parent-style-name="Default"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b4c7dc"/>
    </style:style>
    <style:style style:name="ce14" style:family="table-cell" style:parent-style-name="Default">
      <style:table-cell-properties fo:background-color="#ffa6a6"/>
    </style:style>
    <style:style style:name="ce15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dee6ef"/>
      <style:text-properties fo:color="#2a6099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4c7dc"/>
      <style:text-properties style:use-window-font-color="true"/>
    </style:style>
    <style:style style:name="ce20" style:family="table-cell" style:parent-style-name="Default">
      <style:table-cell-properties fo:background-color="#ffa6a6"/>
      <style:text-properties style:use-window-font-color="true"/>
    </style:style>
    <style:style style:name="ce21" style:family="table-cell" style:parent-style-name="Default">
      <style:text-properties style:use-window-font-color="true" fo:font-weight="normal" style:font-weight-asian="normal" style:font-weight-complex="normal"/>
    </style:style>
    <style:style style:name="ce22" style:family="table-cell" style:parent-style-name="Default">
      <style:table-cell-properties fo:background-color="#f6f9d4"/>
      <style:text-properties fo:color="#00a933" fo:font-weight="normal" style:font-weight-asian="normal" style:font-weight-complex="normal"/>
    </style:style>
    <style:style style:name="ce23" style:family="table-cell" style:parent-style-name="Default">
      <style:table-cell-properties fo:background-color="#dee6ef"/>
      <style:text-properties fo:color="#2a6099" fo:font-weight="normal" style:font-weight-asian="normal" style:font-weight-complex="normal"/>
    </style:style>
    <style:style style:name="ce24" style:family="table-cell" style:parent-style-name="Default">
      <style:table-cell-properties fo:background-color="#f6f9d4"/>
    </style:style>
    <style:style style:name="ce25" style:family="table-cell" style:parent-style-name="Default">
      <style:table-cell-properties fo:background-color="#f6f9d4"/>
      <style:text-properties fo:color="#00a933"/>
    </style:style>
    <style:style style:name="ce26" style:family="table-cell" style:parent-style-name="Default">
      <style:table-cell-properties fo:background-color="#ffd8ce"/>
      <style:text-properties fo:color="#ff0000"/>
    </style:style>
    <style:style style:name="ce27" style:family="table-cell" style:parent-style-name="Default">
      <style:table-cell-properties fo:background-color="#ffd8ce"/>
    </style:style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>
      <style:text-properties fo:color="#ff4000" fo:font-weight="normal" style:font-weight-asian="normal" style:font-weight-complex="normal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shapes>
          <draw:frame draw:z-index="0" draw:style-name="gr1" draw:text-style-name="P1" svg:width="13.198cm" svg:height="7.66cm" svg:x="1.731cm" svg:y="5.61cm">
            <draw:object draw:notify-on-update-of-ranges="Feuille2.C10:Feuille2.F10 Feuille2.B11:Feuille2.B11 Feuille2.C11:Feuille2.F11 Feuille2.B12:Feuille2.B12 Feuille2.C12:Feuille2.F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218cm" svg:height="8.522cm" svg:x="18.117cm" svg:y="5.642cm">
            <draw:object draw:notify-on-update-of-ranges="Feuille2.J10:Feuille2.N10 Feuille2.I11:Feuille2.I11 Feuille2.J11:Feuille2.N11 Feuille2.I12:Feuille2.I12 Feuille2.J12:Feuille2.N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4.576cm" svg:height="9.59cm" svg:x="34.688cm" svg:y="5.59cm">
            <draw:object draw:notify-on-update-of-ranges="Feuille2.Q10:Feuille2.U10 Feuille2.P11:Feuille2.P11 Feuille2.Q11:Feuille2.U11 Feuille2.P12:Feuille2.P12 Feuille2.Q12:Feuille2.U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4.59cm" svg:height="10.495cm" svg:x="49.824cm" svg:y="5.666cm">
            <draw:object draw:notify-on-update-of-ranges="Feuille2.W10:Feuille2.W10 Feuille2.X10:Feuille2.AB10 Feuille2.W11:Feuille2.W11 Feuille2.X11:Feuille2.AB11 Feuille2.W12:Feuille2.W12 Feuille2.X12:Feuille2.AB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4.563cm" svg:height="7.694cm" svg:x="65.815cm" svg:y="5.845cm">
            <draw:object draw:notify-on-update-of-ranges="Feuille2.AD10:Feuille2.AD10 Feuille2.AE10:Feuille2.AI10 Feuille2.AD11:Feuille2.AD11 Feuille2.AE11:Feuille2.AI11 Feuille2.AD12:Feuille2.AD12 Feuille2.AE12:Feuille2.AI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Percentage of uniqueness over the dataset Privamov-30days<text:span text:style-name="T1"> depending on the number of POIs considered and the extraction method (100 draws per user)</text:span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8"/>
          <table:table-cell table:style-name="ce15"/>
          <table:table-cell table:style-name="ce8" table:number-columns-repeated="1015"/>
          <table:table-cell table:number-columns-repeated="7"/>
        </table:table-row>
        <table:table-row table:style-name="ro2">
          <table:table-cell table:style-name="ce9" office:value-type="string" calcext:value-type="string">
            <text:p>duration(min)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ce21"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6"/>
          <table:table-cell table:style-name="ce29" office:value-type="float" office:value="60" calcext:value-type="float">
            <text:p>60</text:p>
          </table:table-cell>
          <table:table-cell table:number-columns-repeated="994"/>
        </table:table-row>
        <table:table-row table:style-name="ro2">
          <table:table-cell table:style-name="ce10" office:value-type="string" calcext:value-type="string">
            <text:p>diameter(m)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2" office:value-type="float" office:value="50" calcext:value-type="float">
            <text:p>50</text:p>
          </table:table-cell>
          <table:table-cell table:style-name="ce24"/>
          <table:table-cell table:style-name="ce24" office:value-type="string" calcext:value-type="string">
            <text:p>Diameter++ → uniqueness--</text:p>
          </table:table-cell>
          <table:table-cell table:style-name="ce24" table:number-columns-repeated="4"/>
          <table:table-cell table:style-name="ce25" office:value-type="float" office:value="200" calcext:value-type="float">
            <text:p>200</text:p>
          </table:table-cell>
          <table:table-cell table:number-columns-repeated="6"/>
          <table:table-cell office:value-type="float" office:value="200" calcext:value-type="float">
            <text:p>200</text:p>
          </table:table-cell>
          <table:table-cell table:number-columns-repeated="6"/>
          <table:table-cell table:style-name="ce29" office:value-type="float" office:value="500" calcext:value-type="float">
            <text:p>500</text:p>
          </table:table-cell>
          <table:table-cell table:style-name="ce1"/>
          <table:table-cell table:number-columns-repeated="993"/>
        </table:table-row>
        <table:table-row table:style-name="ro2">
          <table:table-cell table:style-name="ce11" office:value-type="string" calcext:value-type="string">
            <text:p>R-spatial(m)</text:p>
          </table:table-cell>
          <table:table-cell table:style-name="ce16" office:value-type="float" office:value="100" calcext:value-type="float">
            <text:p>100</text:p>
          </table:table-cell>
          <table:table-cell table:style-name="ce16"/>
          <table:table-cell table:style-name="ce16" office:value-type="string" calcext:value-type="string">
            <text:p>R-spatial++ → uniqueness--</text:p>
          </table:table-cell>
          <table:table-cell table:style-name="ce16" table:number-columns-repeated="4"/>
          <table:table-cell table:style-name="ce23" office:value-type="float" office:value="500" calcext:value-type="float">
            <text:p>500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table:number-columns-repeated="6"/>
          <table:table-cell table:style-name="ce29" office:value-type="float" office:value="250" calcext:value-type="float">
            <text:p>250</text:p>
          </table:table-cell>
          <table:table-cell table:number-columns-repeated="994"/>
        </table:table-row>
        <table:table-row table:style-name="ro2">
          <table:table-cell table:style-name="ce12" office:value-type="string" calcext:value-type="string">
            <text:p>R-temporal(h)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1" office:value-type="float" office:value="2" calcext:value-type="float">
            <text:p>2</text:p>
          </table:table-cell>
          <table:table-cell table:number-columns-repeated="6"/>
          <table:table-cell table:style-name="ce26" office:value-type="float" office:value="2" calcext:value-type="float">
            <text:p>2</text:p>
          </table:table-cell>
          <table:table-cell table:style-name="ce27"/>
          <table:table-cell table:style-name="ce27" office:value-type="string" calcext:value-type="string">
            <text:p>R-temporal++ → uniqueness--</text:p>
          </table:table-cell>
          <table:table-cell table:style-name="ce27" table:number-columns-repeated="4"/>
          <table:table-cell table:style-name="ce26" office:value-type="float" office:value="4" calcext:value-type="float">
            <text:p>4</text:p>
          </table:table-cell>
          <table:table-cell table:number-columns-repeated="6"/>
          <table:table-cell table:style-name="ce29" office:value-type="float" office:value="4" calcext:value-type="float">
            <text:p>4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percentage of uniqueness</text:p>
          </table:table-cell>
          <table:table-cell table:number-columns-repeated="6"/>
          <table:table-cell table:style-name="ce1" office:value-type="string" calcext:value-type="string">
            <text:p>percentage of uniqueness</text:p>
          </table:table-cell>
          <table:table-cell table:number-columns-repeated="6"/>
          <table:table-cell table:style-name="ce1" office:value-type="string" calcext:value-type="string">
            <text:p>percentage of uniqueness</text:p>
          </table:table-cell>
          <table:table-cell table:number-columns-repeated="6"/>
          <table:table-cell table:style-name="ce1" office:value-type="string" calcext:value-type="string">
            <text:p>percentage of uniqueness</text:p>
          </table:table-cell>
          <table:table-cell table:number-columns-repeated="6"/>
          <table:table-cell table:style-name="ce1" office:value-type="string" calcext:value-type="string">
            <text:p>percentage of uniqueness</text:p>
          </table:table-cell>
          <table:table-cell table:number-columns-repeated="993"/>
        </table:table-row>
        <table:table-row table:style-name="ro2">
          <table:table-cell/>
          <table:table-cell table:style-name="ce1" office:value-type="string" calcext:value-type="string">
            <text:p><text:span text:style-name="T1">v </text:span>method <text:span text:style-name="T1">/</text:span> p <text:span text:style-name="T1">&gt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<text:span text:style-name="T1">v </text:span>method <text:span text:style-name="T1">/</text:span> p <text:span text:style-name="T1">&gt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<text:span text:style-name="T1">v </text:span>method <text:span text:style-name="T1">/</text:span> p <text:span text:style-name="T1">&gt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<text:span text:style-name="T1">v </text:span>method <text:span text:style-name="T1">/</text:span> p <text:span text:style-name="T1">&gt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<text:span text:style-name="T1">v </text:span>method <text:span text:style-name="T1">/</text:span> p <text:span text:style-name="T1">&gt;</text:span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primault</text:p>
          </table:table-cell>
          <table:table-cell table:formula="of:=[.C89]" office:value-type="float" office:value="0.937783832879201" calcext:value-type="float">
            <text:p>0,937783832879201</text:p>
          </table:table-cell>
          <table:table-cell table:formula="of:=[.D89]" office:value-type="float" office:value="0.969337979094077" calcext:value-type="float">
            <text:p>0,969337979094077</text:p>
          </table:table-cell>
          <table:table-cell table:formula="of:=[.E89]" office:value-type="float" office:value="0.996834672510348" calcext:value-type="float">
            <text:p>0,996834672510348</text:p>
          </table:table-cell>
          <table:table-cell table:formula="of:=[.F89]" office:value-type="float" office:value="0.999744180097212" calcext:value-type="float">
            <text:p>0,999744180097212</text:p>
          </table:table-cell>
          <table:table-cell table:number-columns-repeated="2"/>
          <table:table-cell office:value-type="string" calcext:value-type="string">
            <text:p>primault</text:p>
          </table:table-cell>
          <table:table-cell table:formula="of:=[.J89]" office:value-type="float" office:value="0.811534968210717" calcext:value-type="float">
            <text:p>0,811534968210717</text:p>
          </table:table-cell>
          <table:table-cell table:formula="of:=[.K89]" office:value-type="float" office:value="0.910104529616725" calcext:value-type="float">
            <text:p>0,910104529616725</text:p>
          </table:table-cell>
          <table:table-cell table:formula="of:=[.L89]" office:value-type="float" office:value="0.958120282444607" calcext:value-type="float">
            <text:p>0,958120282444607</text:p>
          </table:table-cell>
          <table:table-cell table:formula="of:=[.M89]" office:value-type="float" office:value="0.970069071373753" calcext:value-type="float">
            <text:p>0,970069071373753</text:p>
          </table:table-cell>
          <table:table-cell table:formula="of:=[.N89]" office:value-type="float" office:value="0.978582202111614" calcext:value-type="float">
            <text:p>0,978582202111614</text:p>
          </table:table-cell>
          <table:table-cell/>
          <table:table-cell office:value-type="string" calcext:value-type="string">
            <text:p>primault</text:p>
          </table:table-cell>
          <table:table-cell table:formula="of:=[.Q89]" office:value-type="float" office:value="0.792566782810685" calcext:value-type="float">
            <text:p>0,792566782810685</text:p>
          </table:table-cell>
          <table:table-cell table:formula="of:=[.R89]" office:value-type="float" office:value="0.926533523537803" calcext:value-type="float">
            <text:p>0,926533523537803</text:p>
          </table:table-cell>
          <table:table-cell table:formula="of:=[.S89]" office:value-type="float" office:value="0.954467981495008" calcext:value-type="float">
            <text:p>0,954467981495008</text:p>
          </table:table-cell>
          <table:table-cell table:formula="of:=[.T89]" office:value-type="float" office:value="0.979540918163673" calcext:value-type="float">
            <text:p>0,979540918163673</text:p>
          </table:table-cell>
          <table:table-cell table:formula="of:=[.U89]" office:value-type="float" office:value="0.983388704318937" calcext:value-type="float">
            <text:p>0,983388704318937</text:p>
          </table:table-cell>
          <table:table-cell/>
          <table:table-cell office:value-type="string" calcext:value-type="string">
            <text:p>primault</text:p>
          </table:table-cell>
          <table:table-cell table:formula="of:=[.X89]" office:value-type="float" office:value="0.750290360046458" calcext:value-type="float">
            <text:p>0,750290360046458</text:p>
          </table:table-cell>
          <table:table-cell table:formula="of:=[.Y89]" office:value-type="float" office:value="0.898002853067047" calcext:value-type="float">
            <text:p>0,898002853067047</text:p>
          </table:table-cell>
          <table:table-cell table:formula="of:=[.Z89]" office:value-type="float" office:value="0.927684441197955" calcext:value-type="float">
            <text:p>0,927684441197955</text:p>
          </table:table-cell>
          <table:table-cell table:formula="of:=[.AA89]" office:value-type="float" office:value="0.949600798403194" calcext:value-type="float">
            <text:p>0,949600798403194</text:p>
          </table:table-cell>
          <table:table-cell table:formula="of:=[.AB89]" office:value-type="float" office:value="0.949612403100775" calcext:value-type="float">
            <text:p>0,949612403100775</text:p>
          </table:table-cell>
          <table:table-cell/>
          <table:table-cell office:value-type="string" calcext:value-type="string">
            <text:p>primault</text:p>
          </table:table-cell>
          <table:table-cell table:formula="of:=[.AE89]" office:value-type="float" office:value="0.902605308010713" calcext:value-type="float">
            <text:p>0,902605308010713</text:p>
          </table:table-cell>
          <table:table-cell table:formula="of:=[.AF89]" office:value-type="float" office:value="0.971859810693272" calcext:value-type="float">
            <text:p>0,971859810693272</text:p>
          </table:table-cell>
          <table:table-cell table:formula="of:=[.AG89]" office:value-type="float" office:value="0.986726998491704" calcext:value-type="float">
            <text:p>0,986726998491704</text:p>
          </table:table-cell>
          <table:table-cell table:formula="of:=[.AH89]" office:value-type="float" office:value="0.991293532338308" calcext:value-type="float">
            <text:p>0,991293532338308</text:p>
          </table:table-cell>
          <table:table-cell table:formula="of:=[.AI89]" office:value-type="float" office:value="0.996023856858847" calcext:value-type="float">
            <text:p>0,996023856858847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scikitmobility</text:p>
          </table:table-cell>
          <table:table-cell table:formula="of:=[.C144]" office:value-type="float" office:value="0.957455860455222" calcext:value-type="float">
            <text:p>0,957455860455222</text:p>
          </table:table-cell>
          <table:table-cell table:formula="of:=[.D144]" office:value-type="float" office:value="0.984137331594959" calcext:value-type="float">
            <text:p>0,984137331594959</text:p>
          </table:table-cell>
          <table:table-cell table:formula="of:=[.E144]" office:value-type="float" office:value="0.999070847851336" calcext:value-type="float">
            <text:p>0,999070847851336</text:p>
          </table:table-cell>
          <table:table-cell table:formula="of:=[.F144]" office:value-type="float" office:value="0.999524488825487" calcext:value-type="float">
            <text:p>0,999524488825487</text:p>
          </table:table-cell>
          <table:table-cell table:number-columns-repeated="2"/>
          <table:table-cell office:value-type="string" calcext:value-type="string">
            <text:p>scikitmobility</text:p>
          </table:table-cell>
          <table:table-cell table:formula="of:=[.J144]" office:value-type="float" office:value="0.866198681131674" calcext:value-type="float">
            <text:p>0,866198681131674</text:p>
          </table:table-cell>
          <table:table-cell table:formula="of:=[.K144]" office:value-type="float" office:value="0.936114732724902" calcext:value-type="float">
            <text:p>0,936114732724902</text:p>
          </table:table-cell>
          <table:table-cell table:formula="of:=[.L144]" office:value-type="float" office:value="0.97212543554007" calcext:value-type="float">
            <text:p>0,97212543554007</text:p>
          </table:table-cell>
          <table:table-cell table:formula="of:=[.M144]" office:value-type="float" office:value="0.982406086543034" calcext:value-type="float">
            <text:p>0,982406086543034</text:p>
          </table:table-cell>
          <table:table-cell table:formula="of:=[.N144]" office:value-type="float" office:value="0.985528942115768" calcext:value-type="float">
            <text:p>0,985528942115768</text:p>
          </table:table-cell>
          <table:table-cell/>
          <table:table-cell office:value-type="string" calcext:value-type="string">
            <text:p>scikitmobility</text:p>
          </table:table-cell>
          <table:table-cell table:formula="of:=[.Q144]" office:value-type="float" office:value="0.840418118466899" calcext:value-type="float">
            <text:p>0,840418118466899</text:p>
          </table:table-cell>
          <table:table-cell table:formula="of:=[.R144]" office:value-type="float" office:value="0.95191637630662" calcext:value-type="float">
            <text:p>0,95191637630662</text:p>
          </table:table-cell>
          <table:table-cell table:formula="of:=[.S144]" office:value-type="float" office:value="0.969061876247505" calcext:value-type="float">
            <text:p>0,969061876247505</text:p>
          </table:table-cell>
          <table:table-cell table:formula="of:=[.T144]" office:value-type="float" office:value="0.979540918163673" calcext:value-type="float">
            <text:p>0,979540918163673</text:p>
          </table:table-cell>
          <table:table-cell table:formula="of:=[.U144]" office:value-type="float" office:value="0.984394985929905" calcext:value-type="float">
            <text:p>0,984394985929905</text:p>
          </table:table-cell>
          <table:table-cell/>
          <table:table-cell office:value-type="string" calcext:value-type="string">
            <text:p>scikitmobility</text:p>
          </table:table-cell>
          <table:table-cell table:formula="of:=[.X144]" office:value-type="float" office:value="0.812775842044135" calcext:value-type="float">
            <text:p>0,812775842044135</text:p>
          </table:table-cell>
          <table:table-cell table:formula="of:=[.Y144]" office:value-type="float" office:value="0.933565621370499" calcext:value-type="float">
            <text:p>0,933565621370499</text:p>
          </table:table-cell>
          <table:table-cell table:formula="of:=[.Z144]" office:value-type="float" office:value="0.964570858283433" calcext:value-type="float">
            <text:p>0,964570858283433</text:p>
          </table:table-cell>
          <table:table-cell table:formula="of:=[.AA144]" office:value-type="float" office:value="0.974051896207585" calcext:value-type="float">
            <text:p>0,974051896207585</text:p>
          </table:table-cell>
          <table:table-cell table:formula="of:=[.AB144]" office:value-type="float" office:value="0.981836786902021" calcext:value-type="float">
            <text:p>0,981836786902021</text:p>
          </table:table-cell>
          <table:table-cell/>
          <table:table-cell office:value-type="string" calcext:value-type="string">
            <text:p>scikitmobility</text:p>
          </table:table-cell>
          <table:table-cell table:formula="of:=[.AE144]" office:value-type="float" office:value="0.961826347305389" calcext:value-type="float">
            <text:p>0,961826347305389</text:p>
          </table:table-cell>
          <table:table-cell table:formula="of:=[.AF144]" office:value-type="float" office:value="0.996850393700787" calcext:value-type="float">
            <text:p>0,996850393700787</text:p>
          </table:table-cell>
          <table:table-cell table:formula="of:=[.AG144]" office:value-type="float" office:value="0.999723145071982" calcext:value-type="float">
            <text:p>0,999723145071982</text:p>
          </table:table-cell>
          <table:table-cell table:formula="of:=[.AH144]" office:value-type="float" office:value="0.999698340874811" calcext:value-type="float">
            <text:p>0,999698340874811</text:p>
          </table:table-cell>
          <table:table-cell table:formula="of:=[.AI144]" office:value-type="float" office:value="1" calcext:value-type="float">
            <text:p>1</text:p>
          </table:table-cell>
          <table:table-cell table:number-columns-repeated="989"/>
        </table:table-row>
        <table:table-row table:style-name="ro2" table:number-rows-repeated="1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style-name="ce8" table:number-columns-repeated="38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8" table:number-columns-repeated="26"/>
          <table:table-cell table:style-name="ce28" table:number-columns-repeated="3"/>
          <table:table-cell table:style-name="ce8" table:number-columns-repeated="7"/>
          <table:table-cell table:style-name="ce28" table:number-columns-repeated="2"/>
          <table:table-cell table:number-columns-repeated="7"/>
          <table:table-cell table:style-name="ce28" table:number-columns-repeated="972"/>
          <table:table-cell table:number-columns-repeated="7"/>
        </table:table-row>
        <table:table-row table:style-name="ro2" table:number-rows-repeated="4">
          <table:table-cell table:style-name="ce8" table:number-columns-repeated="38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13" office:value-type="string" calcext:value-type="string">
            <text:p>PRIMAULT</text:p>
          </table:table-cell>
          <table:table-cell table:style-name="ce13"/>
          <table:table-cell table:style-name="ce19" table:number-columns-repeated="13"/>
          <table:table-cell table:style-name="ce13" table:number-columns-repeated="6"/>
          <table:table-cell table:style-name="ce19" table:number-columns-repeated="5"/>
          <table:table-cell table:style-name="ce13" table:number-columns-repeated="3"/>
          <table:table-cell table:style-name="ce19" table:number-columns-repeated="7"/>
          <table:table-cell table:style-name="ce13" table:number-columns-repeated="981"/>
          <table:table-cell table:number-columns-repeated="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User / 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number-columns-repeated="5" table:style-name="ce8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71" calcext:value-type="float">
            <text:p>7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4" table:style-name="ce8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86" calcext:value-type="float">
            <text:p>86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table:style-name="ce8" office:value-type="float" office:value="73" calcext:value-type="float">
            <text:p>73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3" table:style-name="ce28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 table:style-name="ce8"/>
          <table:table-cell table:style-name="ce8" office:value-type="float" office:value="85" calcext:value-type="float">
            <text:p>85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85" calcext:value-type="float">
            <text:p>85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85" calcext:value-type="float">
            <text:p>85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" office:value-type="float" office:value="85" calcext:value-type="float">
            <text:p>85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8"/>
          <table:table-cell table:style-name="ce8" office:value-type="float" office:value="87" calcext:value-type="float">
            <text:p>87</text:p>
          </table:table-cell>
          <table:table-cell table:number-columns-repeated="4" table:style-name="ce8" office:value-type="float" office:value="100" calcext:value-type="float">
            <text:p>100</text:p>
          </table:table-cell>
          <table:table-cell table:style-name="ce8" table:number-columns-repeated="2"/>
          <table:table-cell table:style-name="ce8" office:value-type="float" office:value="87" calcext:value-type="float">
            <text:p>87</text:p>
          </table:table-cell>
          <table:table-cell table:number-columns-repeated="4"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87" calcext:value-type="float">
            <text:p>87</text:p>
          </table:table-cell>
          <table:table-cell table:number-columns-repeated="4" table:style-name="ce8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office:value-type="float" office:value="87" calcext:value-type="float">
            <text:p>8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float" office:value="87" calcext:value-type="float">
            <text:p>87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8"/>
          <table:table-cell table:style-name="ce8" office:value-type="float" office:value="90" calcext:value-type="float">
            <text:p>90</text:p>
          </table:table-cell>
          <table:table-cell table:number-columns-repeated="4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90" calcext:value-type="float">
            <text:p>9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90" calcext:value-type="float">
            <text:p>9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8" office:value-type="float" office:value="90" calcext:value-type="float">
            <text:p>9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style-name="ce8"/>
          <table:table-cell table:style-name="ce28" table:number-columns-repeated="2"/>
          <table:table-cell table:number-columns-repeated="7"/>
          <table:table-cell table:style-name="ce28" table:number-columns-repeated="972"/>
          <table:table-cell table:number-columns-repeated="7"/>
        </table:table-row>
        <table:table-row table:style-name="ro2">
          <table:table-cell table:style-name="ce8"/>
          <table:table-cell table:style-name="ce18" office:value-type="string" calcext:value-type="string">
            <text:p>nbDraws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4305" calcext:value-type="float">
            <text:p>4305</text:p>
          </table:table-cell>
          <table:table-cell table:style-name="ce8" office:value-type="float" office:value="4107" calcext:value-type="float">
            <text:p>4107</text:p>
          </table:table-cell>
          <table:table-cell table:style-name="ce8" office:value-type="float" office:value="3909" calcext:value-type="float">
            <text:p>3909</text:p>
          </table:table-cell>
          <table:table-cell table:style-name="ce8" table:number-columns-repeated="2"/>
          <table:table-cell table:style-name="ce8" office:value-type="string" calcext:value-type="string">
            <text:p>nbrDraws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4305" calcext:value-type="float">
            <text:p>4305</text:p>
          </table:table-cell>
          <table:table-cell table:style-name="ce8" office:value-type="float" office:value="4107" calcext:value-type="float">
            <text:p>4107</text:p>
          </table:table-cell>
          <table:table-cell table:style-name="ce8" office:value-type="float" office:value="3909" calcext:value-type="float">
            <text:p>3909</text:p>
          </table:table-cell>
          <table:table-cell table:style-name="ce8" office:value-type="float" office:value="3315" calcext:value-type="float">
            <text:p>3315</text:p>
          </table:table-cell>
          <table:table-cell table:style-name="ce8" table:number-columns-repeated="2"/>
          <table:table-cell table:style-name="ce8" office:value-type="float" office:value="4305" calcext:value-type="float">
            <text:p>4305</text:p>
          </table:table-cell>
          <table:table-cell table:style-name="ce8" office:value-type="float" office:value="4206" calcext:value-type="float">
            <text:p>4206</text:p>
          </table:table-cell>
          <table:table-cell table:style-name="ce8" office:value-type="float" office:value="4107" calcext:value-type="float">
            <text:p>4107</text:p>
          </table:table-cell>
          <table:table-cell table:style-name="ce8" office:value-type="float" office:value="4008" calcext:value-type="float">
            <text:p>4008</text:p>
          </table:table-cell>
          <table:table-cell table:style-name="ce8" office:value-type="float" office:value="3612" calcext:value-type="float">
            <text:p>3612</text:p>
          </table:table-cell>
          <table:table-cell table:style-name="ce8" table:number-columns-repeated="2"/>
          <table:table-cell table:style-name="ce8" office:value-type="float" office:value="4305" calcext:value-type="float">
            <text:p>4305</text:p>
          </table:table-cell>
          <table:table-cell table:style-name="ce8" office:value-type="float" office:value="4206" calcext:value-type="float">
            <text:p>4206</text:p>
          </table:table-cell>
          <table:table-cell table:style-name="ce8" office:value-type="float" office:value="4107" calcext:value-type="float">
            <text:p>4107</text:p>
          </table:table-cell>
          <table:table-cell table:style-name="ce8" office:value-type="float" office:value="4008" calcext:value-type="float">
            <text:p>4008</text:p>
          </table:table-cell>
          <table:table-cell table:style-name="ce8" office:value-type="float" office:value="3612" calcext:value-type="float">
            <text:p>3612</text:p>
          </table:table-cell>
          <table:table-cell/>
          <table:table-cell table:style-name="ce8" office:value-type="string" calcext:value-type="string">
            <text:p>nbrDraws</text:p>
          </table:table-cell>
          <table:table-cell table:style-name="ce8" office:value-type="float" office:value="4107" calcext:value-type="float">
            <text:p>4107</text:p>
          </table:table-cell>
          <table:table-cell table:style-name="ce8" office:value-type="float" office:value="3909" calcext:value-type="float">
            <text:p>3909</text:p>
          </table:table-cell>
          <table:table-cell table:style-name="ce8" office:value-type="float" office:value="3315" calcext:value-type="float">
            <text:p>3315</text:p>
          </table:table-cell>
          <table:table-cell table:style-name="ce8" office:value-type="float" office:value="3216" calcext:value-type="float">
            <text:p>3216</text:p>
          </table:table-cell>
          <table:table-cell table:style-name="ce8" office:value-type="float" office:value="3018" calcext:value-type="float">
            <text:p>3018</text:p>
          </table:table-cell>
          <table:table-cell table:style-name="ce8" table:number-columns-repeated="3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8"/>
          <table:table-cell table:style-name="ce18" office:value-type="string" calcext:value-type="string">
            <text:p>uniqueness</text:p>
          </table:table-cell>
          <table:table-cell table:style-name="ce8" table:formula="of:=SUM([.C40:.C87])/[.C88]" office:value-type="float" office:value="0.937783832879201" calcext:value-type="float">
            <text:p>0,937783832879201</text:p>
          </table:table-cell>
          <table:table-cell table:style-name="ce8" table:formula="of:=SUM([.D40:.D87])/[.D88]" office:value-type="float" office:value="0.969337979094077" calcext:value-type="float">
            <text:p>0,969337979094077</text:p>
          </table:table-cell>
          <table:table-cell table:style-name="ce8" table:formula="of:=SUM([.E40:.E87])/[.E88]" office:value-type="float" office:value="0.996834672510348" calcext:value-type="float">
            <text:p>0,996834672510348</text:p>
          </table:table-cell>
          <table:table-cell table:style-name="ce8" table:formula="of:=SUM([.F40:.F87])/[.F88]" office:value-type="float" office:value="0.999744180097212" calcext:value-type="float">
            <text:p>0,999744180097212</text:p>
          </table:table-cell>
          <table:table-cell table:style-name="ce8" table:number-columns-repeated="3"/>
          <table:table-cell table:style-name="ce8" table:formula="of:=SUM([.J40:.J87])/[.J88]" office:value-type="float" office:value="0.811534968210717" calcext:value-type="float">
            <text:p>0,811534968210717</text:p>
          </table:table-cell>
          <table:table-cell table:style-name="ce8" table:formula="of:=SUM([.K40:.K87])/[.K88]" office:value-type="float" office:value="0.910104529616725" calcext:value-type="float">
            <text:p>0,910104529616725</text:p>
          </table:table-cell>
          <table:table-cell table:style-name="ce8" table:formula="of:=SUM([.L40:.L87])/[.L88]" office:value-type="float" office:value="0.958120282444607" calcext:value-type="float">
            <text:p>0,958120282444607</text:p>
          </table:table-cell>
          <table:table-cell table:style-name="ce8" table:formula="of:=SUM([.M40:.M87])/[.M88]" office:value-type="float" office:value="0.970069071373753" calcext:value-type="float">
            <text:p>0,970069071373753</text:p>
          </table:table-cell>
          <table:table-cell table:style-name="ce8" table:formula="of:=SUM([.N40:.N87])/[.N88]" office:value-type="float" office:value="0.978582202111614" calcext:value-type="float">
            <text:p>0,978582202111614</text:p>
          </table:table-cell>
          <table:table-cell table:style-name="ce8" table:number-columns-repeated="2"/>
          <table:table-cell table:style-name="ce8" table:formula="of:=SUM([.Q40:.Q87])/[.Q88]" office:value-type="float" office:value="0.792566782810685" calcext:value-type="float">
            <text:p>0,792566782810685</text:p>
          </table:table-cell>
          <table:table-cell table:style-name="ce8" table:formula="of:=SUM([.R40:.R87])/[.R88]" office:value-type="float" office:value="0.926533523537803" calcext:value-type="float">
            <text:p>0,926533523537803</text:p>
          </table:table-cell>
          <table:table-cell table:style-name="ce8" table:formula="of:=SUM([.S40:.S87])/[.S88]" office:value-type="float" office:value="0.954467981495008" calcext:value-type="float">
            <text:p>0,954467981495008</text:p>
          </table:table-cell>
          <table:table-cell table:style-name="ce8" table:formula="of:=SUM([.T40:.T87])/[.T88]" office:value-type="float" office:value="0.979540918163673" calcext:value-type="float">
            <text:p>0,979540918163673</text:p>
          </table:table-cell>
          <table:table-cell table:style-name="ce8" table:formula="of:=SUM([.U40:.U87])/[.U88]" office:value-type="float" office:value="0.983388704318937" calcext:value-type="float">
            <text:p>0,983388704318937</text:p>
          </table:table-cell>
          <table:table-cell table:style-name="ce8" table:number-columns-repeated="2"/>
          <table:table-cell table:style-name="ce8" table:formula="of:=SUM([.X40:.X87])/[.X88]" office:value-type="float" office:value="0.750290360046458" calcext:value-type="float">
            <text:p>0,750290360046458</text:p>
          </table:table-cell>
          <table:table-cell table:style-name="ce8" table:formula="of:=SUM([.Y40:.Y87])/[.Y88]" office:value-type="float" office:value="0.898002853067047" calcext:value-type="float">
            <text:p>0,898002853067047</text:p>
          </table:table-cell>
          <table:table-cell table:style-name="ce8" table:formula="of:=SUM([.Z40:.Z87])/[.Z88]" office:value-type="float" office:value="0.927684441197955" calcext:value-type="float">
            <text:p>0,927684441197955</text:p>
          </table:table-cell>
          <table:table-cell table:style-name="ce8" table:formula="of:=SUM([.AA40:.AA87])/[.AA88]" office:value-type="float" office:value="0.949600798403194" calcext:value-type="float">
            <text:p>0,949600798403194</text:p>
          </table:table-cell>
          <table:table-cell table:style-name="ce8" table:formula="of:=SUM([.AB40:.AB87])/[.AB88]" office:value-type="float" office:value="0.949612403100775" calcext:value-type="float">
            <text:p>0,949612403100775</text:p>
          </table:table-cell>
          <table:table-cell table:style-name="ce8" table:number-columns-repeated="2"/>
          <table:table-cell table:style-name="ce8" table:formula="of:=SUM([.AE40:.AE87])/[.AE88]" office:value-type="float" office:value="0.902605308010713" calcext:value-type="float">
            <text:p>0,902605308010713</text:p>
          </table:table-cell>
          <table:table-cell table:style-name="ce8" table:formula="of:=SUM([.AF40:.AF87])/[.AF88]" office:value-type="float" office:value="0.971859810693272" calcext:value-type="float">
            <text:p>0,971859810693272</text:p>
          </table:table-cell>
          <table:table-cell table:style-name="ce8" table:formula="of:=SUM([.AG40:.AG87])/[.AG88]" office:value-type="float" office:value="0.986726998491704" calcext:value-type="float">
            <text:p>0,986726998491704</text:p>
          </table:table-cell>
          <table:table-cell table:style-name="ce8" table:formula="of:=SUM([.AH40:.AH87])/[.AH88]" office:value-type="float" office:value="0.991293532338308" calcext:value-type="float">
            <text:p>0,991293532338308</text:p>
          </table:table-cell>
          <table:table-cell table:style-name="ce8" table:formula="of:=SUM([.AI40:.AI87])/[.AI88]" office:value-type="float" office:value="0.996023856858847" calcext:value-type="float">
            <text:p>0,996023856858847</text:p>
          </table:table-cell>
          <table:table-cell table:style-name="ce8" table:number-columns-repeated="3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 table:number-rows-repeated="2">
          <table:table-cell table:style-name="ce8" table:number-columns-repeated="38"/>
          <table:table-cell table:number-columns-repeated="7"/>
          <table:table-cell table:style-name="ce8" table:number-columns-repeated="972"/>
          <table:table-cell table:number-columns-repeated="7"/>
        </table:table-row>
        <table:table-row table:style-name="ro2">
          <table:table-cell table:style-name="ce14" office:value-type="string" calcext:value-type="string">
            <text:p>SCIKITMOBILITY</text:p>
          </table:table-cell>
          <table:table-cell table:style-name="ce14"/>
          <table:table-cell table:style-name="ce20" table:number-columns-repeated="6"/>
          <table:table-cell table:style-name="ce14" table:number-columns-repeated="6"/>
          <table:table-cell table:style-name="ce20"/>
          <table:table-cell table:style-name="ce14" table:number-columns-repeated="6"/>
          <table:table-cell table:style-name="ce20" table:number-columns-repeated="2"/>
          <table:table-cell table:style-name="ce14"/>
          <table:table-cell table:style-name="ce20" table:number-columns-repeated="2"/>
          <table:table-cell table:style-name="ce14" table:number-columns-repeated="3"/>
          <table:table-cell table:style-name="ce20" table:number-columns-repeated="7"/>
          <table:table-cell table:style-name="ce14" table:number-columns-repeated="98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1" calcext:value-type="float">
            <text:p>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100" calcext:value-type="float">
            <text:p>100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5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5" office:value-type="float" office:value="100" calcext:value-type="float">
            <text:p>10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nbrDraws</text:p>
          </table:table-cell>
          <table:table-cell office:value-type="float" office:value="4701" calcext:value-type="float">
            <text:p>4701</text:p>
          </table:table-cell>
          <table:table-cell office:value-type="float" office:value="4602" calcext:value-type="float">
            <text:p>4602</text:p>
          </table:table-cell>
          <table:table-cell office:value-type="float" office:value="4305" calcext:value-type="float">
            <text:p>4305</text:p>
          </table:table-cell>
          <table:table-cell office:value-type="float" office:value="4206" calcext:value-type="float">
            <text:p>4206</text:p>
          </table:table-cell>
          <table:table-cell table:number-columns-repeated="2"/>
          <table:table-cell office:value-type="string" calcext:value-type="string">
            <text:p>nbrDraws</text:p>
          </table:table-cell>
          <table:table-cell office:value-type="float" office:value="4701" calcext:value-type="float">
            <text:p>4701</text:p>
          </table:table-cell>
          <table:table-cell office:value-type="float" office:value="4602" calcext:value-type="float">
            <text:p>4602</text:p>
          </table:table-cell>
          <table:table-cell office:value-type="float" office:value="4305" calcext:value-type="float">
            <text:p>4305</text:p>
          </table:table-cell>
          <table:table-cell office:value-type="float" office:value="4206" calcext:value-type="float">
            <text:p>4206</text:p>
          </table:table-cell>
          <table:table-cell office:value-type="float" office:value="4008" calcext:value-type="float">
            <text:p>4008</text:p>
          </table:table-cell>
          <table:table-cell/>
          <table:table-cell office:value-type="string" calcext:value-type="string">
            <text:p>nbrDraws</text:p>
          </table:table-cell>
          <table:table-cell table:number-columns-repeated="2" office:value-type="float" office:value="4305" calcext:value-type="float">
            <text:p>4305</text:p>
          </table:table-cell>
          <table:table-cell table:number-columns-repeated="2" office:value-type="float" office:value="4008" calcext:value-type="float">
            <text:p>4008</text:p>
          </table:table-cell>
          <table:table-cell office:value-type="float" office:value="3909" calcext:value-type="float">
            <text:p>3909</text:p>
          </table:table-cell>
          <table:table-cell/>
          <table:table-cell office:value-type="string" calcext:value-type="string">
            <text:p>nbrDraws</text:p>
          </table:table-cell>
          <table:table-cell table:number-columns-repeated="2" office:value-type="float" office:value="4305" calcext:value-type="float">
            <text:p>4305</text:p>
          </table:table-cell>
          <table:table-cell table:number-columns-repeated="2" office:value-type="float" office:value="4008" calcext:value-type="float">
            <text:p>4008</text:p>
          </table:table-cell>
          <table:table-cell office:value-type="float" office:value="3909" calcext:value-type="float">
            <text:p>3909</text:p>
          </table:table-cell>
          <table:table-cell/>
          <table:table-cell office:value-type="string" calcext:value-type="string">
            <text:p>nbrDraws</text:p>
          </table:table-cell>
          <table:table-cell office:value-type="float" office:value="4008" calcext:value-type="float">
            <text:p>4008</text:p>
          </table:table-cell>
          <table:table-cell office:value-type="float" office:value="3810" calcext:value-type="float">
            <text:p>3810</text:p>
          </table:table-cell>
          <table:table-cell office:value-type="float" office:value="3612" calcext:value-type="float">
            <text:p>3612</text:p>
          </table:table-cell>
          <table:table-cell office:value-type="float" office:value="3315" calcext:value-type="float">
            <text:p>3315</text:p>
          </table:table-cell>
          <table:table-cell office:value-type="float" office:value="3117" calcext:value-type="float">
            <text:p>3117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formula="of:=SUM([.C95:.C142])/[.C143]" office:value-type="float" office:value="0.957455860455222" calcext:value-type="float">
            <text:p>0,957455860455222</text:p>
          </table:table-cell>
          <table:table-cell table:formula="of:=SUM([.D95:.D142])/[.D143]" office:value-type="float" office:value="0.984137331594959" calcext:value-type="float">
            <text:p>0,984137331594959</text:p>
          </table:table-cell>
          <table:table-cell table:formula="of:=SUM([.E95:.E142])/[.E143]" office:value-type="float" office:value="0.999070847851336" calcext:value-type="float">
            <text:p>0,999070847851336</text:p>
          </table:table-cell>
          <table:table-cell table:formula="of:=SUM([.F95:.F142])/[.F143]" office:value-type="float" office:value="0.999524488825487" calcext:value-type="float">
            <text:p>0,999524488825487</text:p>
          </table:table-cell>
          <table:table-cell table:number-columns-repeated="3"/>
          <table:table-cell table:formula="of:=SUM([.J95:.J142])/[.J143]" office:value-type="float" office:value="0.866198681131674" calcext:value-type="float">
            <text:p>0,866198681131674</text:p>
          </table:table-cell>
          <table:table-cell table:formula="of:=SUM([.K95:.K142])/[.K143]" office:value-type="float" office:value="0.936114732724902" calcext:value-type="float">
            <text:p>0,936114732724902</text:p>
          </table:table-cell>
          <table:table-cell table:formula="of:=SUM([.L95:.L142])/[.L143]" office:value-type="float" office:value="0.97212543554007" calcext:value-type="float">
            <text:p>0,97212543554007</text:p>
          </table:table-cell>
          <table:table-cell table:formula="of:=SUM([.M95:.M142])/[.M143]" office:value-type="float" office:value="0.982406086543034" calcext:value-type="float">
            <text:p>0,982406086543034</text:p>
          </table:table-cell>
          <table:table-cell table:formula="of:=SUM([.N95:.N142])/[.N143]" office:value-type="float" office:value="0.985528942115768" calcext:value-type="float">
            <text:p>0,985528942115768</text:p>
          </table:table-cell>
          <table:table-cell table:number-columns-repeated="2"/>
          <table:table-cell table:formula="of:=SUM([.Q95:.Q142])/[.Q143]" office:value-type="float" office:value="0.840418118466899" calcext:value-type="float">
            <text:p>0,840418118466899</text:p>
          </table:table-cell>
          <table:table-cell table:formula="of:=SUM([.R95:.R142])/[.R143]" office:value-type="float" office:value="0.95191637630662" calcext:value-type="float">
            <text:p>0,95191637630662</text:p>
          </table:table-cell>
          <table:table-cell table:formula="of:=SUM([.S95:.S142])/[.S143]" office:value-type="float" office:value="0.969061876247505" calcext:value-type="float">
            <text:p>0,969061876247505</text:p>
          </table:table-cell>
          <table:table-cell table:formula="of:=SUM([.T95:.T142])/[.T143]" office:value-type="float" office:value="0.979540918163673" calcext:value-type="float">
            <text:p>0,979540918163673</text:p>
          </table:table-cell>
          <table:table-cell table:formula="of:=SUM([.U95:.U142])/[.U143]" office:value-type="float" office:value="0.984394985929905" calcext:value-type="float">
            <text:p>0,984394985929905</text:p>
          </table:table-cell>
          <table:table-cell table:number-columns-repeated="2"/>
          <table:table-cell table:formula="of:=SUM([.X95:.X142])/[.X143]" office:value-type="float" office:value="0.812775842044135" calcext:value-type="float">
            <text:p>0,812775842044135</text:p>
          </table:table-cell>
          <table:table-cell table:formula="of:=SUM([.Y95:.Y142])/[.Y143]" office:value-type="float" office:value="0.933565621370499" calcext:value-type="float">
            <text:p>0,933565621370499</text:p>
          </table:table-cell>
          <table:table-cell table:formula="of:=SUM([.Z95:.Z142])/[.Z143]" office:value-type="float" office:value="0.964570858283433" calcext:value-type="float">
            <text:p>0,964570858283433</text:p>
          </table:table-cell>
          <table:table-cell table:formula="of:=SUM([.AA95:.AA142])/[.AA143]" office:value-type="float" office:value="0.974051896207585" calcext:value-type="float">
            <text:p>0,974051896207585</text:p>
          </table:table-cell>
          <table:table-cell table:formula="of:=SUM([.AB95:.AB142])/[.AB143]" office:value-type="float" office:value="0.981836786902021" calcext:value-type="float">
            <text:p>0,981836786902021</text:p>
          </table:table-cell>
          <table:table-cell table:number-columns-repeated="2"/>
          <table:table-cell table:formula="of:=SUM([.AE95:.AE142])/[.AE143]" office:value-type="float" office:value="0.961826347305389" calcext:value-type="float">
            <text:p>0,961826347305389</text:p>
          </table:table-cell>
          <table:table-cell table:formula="of:=SUM([.AF95:.AF142])/[.AF143]" office:value-type="float" office:value="0.996850393700787" calcext:value-type="float">
            <text:p>0,996850393700787</text:p>
          </table:table-cell>
          <table:table-cell table:formula="of:=SUM([.AG95:.AG142])/[.AG143]" office:value-type="float" office:value="0.999723145071982" calcext:value-type="float">
            <text:p>0,999723145071982</text:p>
          </table:table-cell>
          <table:table-cell table:formula="of:=SUM([.AH95:.AH142])/[.AH143]" office:value-type="float" office:value="0.999698340874811" calcext:value-type="float">
            <text:p>0,999698340874811</text:p>
          </table:table-cell>
          <table:table-cell table:formula="of:=SUM([.AI95:.AI142])/[.AI143]" office:value-type="float" office:value="1" calcext:value-type="float">
            <text:p>1</text:p>
          </table:table-cell>
          <table:table-cell table:number-columns-repeated="989"/>
        </table:table-row>
      </table:table>
      <table:table table:name="rad_uniqueness" table:style-name="ta1"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row table:style-name="ro2" table:number-rows-repeated="9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Default"/>
          <table:table-cell table:number-columns-repeated="3"/>
          <table:table-cell table:style-name="ce1" office:value-type="string" calcext:value-type="string">
            <text:p>with addition of radians to compute uniqueness :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 table:style-name="ce1" office:value-type="string" calcext:value-type="string">
            <text:p>scikitmob</text:p>
          </table:table-cell>
          <table:table-cell table:number-columns-repeated="2"/>
          <table:table-cell table:style-name="ce1" office:value-type="string" calcext:value-type="string">
            <text:p>Scikitmob-rad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User / 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88" calcext:value-type="float">
            <text:p>88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93" calcext:value-type="float">
            <text:p>93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table:number-columns-repeated="3"/>
          <table:table-cell office:value-type="float" office:value="63" calcext:value-type="float">
            <text:p>63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3"/>
          <table:table-cell office:value-type="float" office:value="71" calcext:value-type="float">
            <text:p>71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table:number-columns-repeated="3"/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table:number-columns-repeated="3"/>
          <table:table-cell office:value-type="float" office:value="83" calcext:value-type="float">
            <text:p>83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3"/>
          <table:table-cell table:number-columns-repeated="2"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float" office:value="87" calcext:value-type="float">
            <text:p>87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table:number-columns-repeated="3"/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brDraws</text:p>
          </table:table-cell>
          <table:table-cell table:number-columns-repeated="2" office:value-type="float" office:value="4305" calcext:value-type="float">
            <text:p>4305</text:p>
          </table:table-cell>
          <table:table-cell/>
          <table:table-cell table:number-columns-repeated="2" office:value-type="float" office:value="4305" calcext:value-type="float">
            <text:p>430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uniqueness</text:p>
          </table:table-cell>
          <table:table-cell table:style-name="ce30" table:formula="of:=SUM([.E13:.E60])/[.E61]" office:value-type="float" office:value="0.812775842044135" calcext:value-type="float">
            <text:p>0,812775842044135</text:p>
          </table:table-cell>
          <table:table-cell table:style-name="ce30" table:formula="of:=SUM([.F13:.F60])/[.F61]" office:value-type="float" office:value="0.933565621370499" calcext:value-type="float">
            <text:p>0,933565621370499</text:p>
          </table:table-cell>
          <table:table-cell table:style-name="ce31" office:value-type="string" calcext:value-type="string">
            <text:p>&gt;&gt;</text:p>
          </table:table-cell>
          <table:table-cell table:style-name="ce30" table:formula="of:=SUM([.H13:.H60])/[.H61]" office:value-type="float" office:value="0.363066202090592" calcext:value-type="float">
            <text:p>0,363066202090592</text:p>
          </table:table-cell>
          <table:table-cell table:style-name="ce30" table:formula="of:=SUM([.I13:.I60])/[.I61]" office:value-type="float" office:value="0.56678281068525" calcext:value-type="float">
            <text:p>0,56678281068525</text:p>
          </table:table-cell>
        </table:table-row>
      </table:table>
      <table:named-expressions/>
      <table:database-ranges>
        <table:database-range table:name="__Anonymous_Sheet_DB__0" table:target-range-address="Feuille2.AE95:Feuille2.AF14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ad_uniqueness.D13:rad_uniqueness.L6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 style:data-style-name="N2" text:time-value="06:59:13.960984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09:05:18.292088045</meta:creation-date>
    <dc:date>2021-06-18T00:28:34.496839619</dc:date>
    <meta:editing-duration>PT2H25M37S</meta:editing-duration>
    <meta:editing-cycles>10</meta:editing-cycles>
    <meta:generator>LibreOffice/6.4.7.2$Linux_X86_64 LibreOffice_project/40$Build-2</meta:generator>
    <meta:document-statistic meta:table-count="2" meta:cell-count="3284" meta:object-count="5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199cm" svg:height="7.661cm" xlink:href=".." xlink:type="simple" chart:class="chart:bar" chart:style-name="ch1">
        <chart:title svg:x="1.052cm" svg:y="0.289cm" chart:style-name="ch2">
          <text:p>Percentage of uniqueness on Privamov-30days dataset</text:p>
        </chart:title>
        <chart:subtitle svg:x="0.055cm" svg:y="1.153cm" chart:style-name="ch3">
          <text:p>depending on the method and the number of selected POIs (POIs : 15 min, 50m ; tolerance : 100m, 2h ; 100 draws per user)</text:p>
        </chart:subtitle>
        <chart:legend chart:legend-position="top" svg:x="4.44cm" svg:y="2.539cm" style:legend-expansion="wide" chart:style-name="ch4"/>
        <chart:plot-area chart:style-name="ch5" table:cell-range-address="Feuille2.B10:Feuille2.F12" chart:data-source-has-labels="both" svg:x="1.274cm" svg:y="3.29cm" svg:width="11.662cm" svg:height="3.237cm">
          <chartooo:coordinate-region svg:x="2.186cm" svg:y="3.489cm" svg:width="10.75cm" svg:height="2.391cm"/>
          <chart:axis chart:dimension="x" chart:name="primary-x" chart:style-name="ch6" chartooo:axis-type="auto">
            <chartooo:date-scale/>
            <chart:title svg:x="5.288cm" svg:y="6.68cm" chart:style-name="ch7">
              <text:p>number of selected POIs</text:p>
            </chart:title>
            <chart:categories table:cell-range-address="Feuille2.C10:Feuille2.F10"/>
          </chart:axis>
          <chart:axis chart:dimension="y" chart:name="primary-y" chart:style-name="ch8">
            <chart:title svg:x="0.451cm" svg:y="6.341cm" chart:style-name="ch9">
              <text:p>ratio of uniqueness</text:p>
            </chart:title>
            <chart:grid chart:style-name="ch10" chart:class="major"/>
          </chart:axis>
          <chart:series chart:style-name="ch11" chart:values-cell-range-address="Feuille2.C11:Feuille2.F11" chart:label-cell-address="Feuille2.B11:Feuille2.B11" chart:class="chart:bar">
            <chart:data-point chart:repeated="4"/>
          </chart:series>
          <chart:series chart:style-name="ch12" chart:values-cell-range-address="Feuille2.C12:Feuille2.F12" chart:label-cell-address="Feuille2.B12:Feuille2.B1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C10:Feuille2.F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Feuille2.B11:Feuille2.B11</svg:desc>
                </draw:g>
              </table:table-cell>
              <table:table-cell office:value-type="float" office:value="0.937783832879201">
                <text:p>0.937783832879201</text:p>
                <draw:g>
                  <svg:desc>Feuille2.C11:Feuille2.F11</svg:desc>
                </draw:g>
              </table:table-cell>
              <table:table-cell office:value-type="float" office:value="0.969337979094077">
                <text:p>0.969337979094077</text:p>
              </table:table-cell>
              <table:table-cell office:value-type="float" office:value="0.996834672510348">
                <text:p>0.996834672510348</text:p>
              </table:table-cell>
              <table:table-cell office:value-type="float" office:value="0.999744180097212">
                <text:p>0.999744180097212</text:p>
              </table:table-cell>
            </table:table-row>
            <table:table-row>
              <table:table-cell office:value-type="string">
                <text:p>scikitmobility</text:p>
                <draw:g>
                  <svg:desc>Feuille2.B12:Feuille2.B12</svg:desc>
                </draw:g>
              </table:table-cell>
              <table:table-cell office:value-type="float" office:value="0.957455860455222">
                <text:p>0.957455860455222</text:p>
                <draw:g>
                  <svg:desc>Feuille2.C12:Feuille2.F12</svg:desc>
                </draw:g>
              </table:table-cell>
              <table:table-cell office:value-type="float" office:value="0.984137331594959">
                <text:p>0.984137331594959</text:p>
              </table:table-cell>
              <table:table-cell office:value-type="float" office:value="0.999070847851336">
                <text:p>0.999070847851336</text:p>
              </table:table-cell>
              <table:table-cell office:value-type="float" office:value="0.999524488825487">
                <text:p>0.9995244888254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19cm" svg:height="8.523cm" xlink:href=".." xlink:type="simple" chart:class="chart:bar" chart:style-name="ch1">
        <chart:title svg:x="2.062cm" svg:y="0.306cm" chart:style-name="ch2">
          <text:p>Percentage of uniqueness on Privamov-30days dataset</text:p>
        </chart:title>
        <chart:subtitle svg:x="0.068cm" svg:y="1.283cm" chart:style-name="ch3">
          <text:p>depending on the method and the number of selected POIs (POIs : 15 min, 50 m ; tolerance : 500m, 2h ; 100 draws per user)</text:p>
        </chart:subtitle>
        <chart:legend chart:legend-position="top" svg:x="5.45cm" svg:y="2.572cm" style:legend-expansion="wide" chart:style-name="ch4"/>
        <chart:plot-area chart:style-name="ch5" table:cell-range-address="Feuille2.I10:Feuille2.N12" chart:data-source-has-labels="both" svg:x="1.315cm" svg:y="3.341cm" svg:width="13.6cm" svg:height="4.031cm">
          <chartooo:coordinate-region svg:x="2.227cm" svg:y="3.54cm" svg:width="12.688cm" svg:height="3.185cm"/>
          <chart:axis chart:dimension="x" chart:name="primary-x" chart:style-name="ch6" chartooo:axis-type="auto">
            <chartooo:date-scale/>
            <chart:title svg:x="6.298cm" svg:y="7.542cm" chart:style-name="ch7">
              <text:p>number of selected POIs</text:p>
            </chart:title>
            <chart:categories table:cell-range-address="Feuille2.J10:Feuille2.N10"/>
          </chart:axis>
          <chart:axis chart:dimension="y" chart:name="primary-y" chart:style-name="ch8">
            <chart:title svg:x="0.451cm" svg:y="6.789cm" chart:style-name="ch9">
              <text:p>ratio of uniqueness</text:p>
            </chart:title>
            <chart:grid chart:style-name="ch10" chart:class="major"/>
          </chart:axis>
          <chart:series chart:style-name="ch11" chart:values-cell-range-address="Feuille2.J11:Feuille2.N11" chart:label-cell-address="Feuille2.I11:Feuille2.I11" chart:class="chart:bar">
            <chart:data-point chart:repeated="5"/>
          </chart:series>
          <chart:series chart:style-name="ch12" chart:values-cell-range-address="Feuille2.J12:Feuille2.N12" chart:label-cell-address="Feuille2.I12:Feuille2.I1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J10:Feuille2.N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Feuille2.I11:Feuille2.I11</svg:desc>
                </draw:g>
              </table:table-cell>
              <table:table-cell office:value-type="float" office:value="0.811534968210717">
                <text:p>0.811534968210717</text:p>
                <draw:g>
                  <svg:desc>Feuille2.J11:Feuille2.N11</svg:desc>
                </draw:g>
              </table:table-cell>
              <table:table-cell office:value-type="float" office:value="0.910104529616725">
                <text:p>0.910104529616725</text:p>
              </table:table-cell>
              <table:table-cell office:value-type="float" office:value="0.958120282444607">
                <text:p>0.958120282444607</text:p>
              </table:table-cell>
              <table:table-cell office:value-type="float" office:value="0.970069071373753">
                <text:p>0.970069071373753</text:p>
              </table:table-cell>
              <table:table-cell office:value-type="float" office:value="0.978582202111614">
                <text:p>0.978582202111614</text:p>
              </table:table-cell>
            </table:table-row>
            <table:table-row>
              <table:table-cell office:value-type="string">
                <text:p>scikitmobility</text:p>
                <draw:g>
                  <svg:desc>Feuille2.I12:Feuille2.I12</svg:desc>
                </draw:g>
              </table:table-cell>
              <table:table-cell office:value-type="float" office:value="0.866198681131674">
                <text:p>0.866198681131674</text:p>
                <draw:g>
                  <svg:desc>Feuille2.J12:Feuille2.N12</svg:desc>
                </draw:g>
              </table:table-cell>
              <table:table-cell office:value-type="float" office:value="0.936114732724902">
                <text:p>0.936114732724902</text:p>
              </table:table-cell>
              <table:table-cell office:value-type="float" office:value="0.97212543554007">
                <text:p>0.97212543554007</text:p>
              </table:table-cell>
              <table:table-cell office:value-type="float" office:value="0.982406086543034">
                <text:p>0.982406086543034</text:p>
              </table:table-cell>
              <table:table-cell office:value-type="float" office:value="0.985528942115768">
                <text:p>0.9855289421157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75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77cm" svg:height="9.591cm" xlink:href=".." xlink:type="simple" chart:class="chart:bar" chart:style-name="ch1">
        <chart:title svg:x="1.741cm" svg:y="0.327cm" chart:style-name="ch2">
          <text:p>Percentage of uniqueness on Privamov-30days dataset</text:p>
        </chart:title>
        <chart:subtitle svg:x="0.059cm" svg:y="1.443cm" chart:style-name="ch3">
          <text:p>depending on the method and the number of selected POIs (POIs : 15 min, 200m ; tolerance : 500m, 2h ; 100 draws per user)</text:p>
        </chart:subtitle>
        <chart:legend chart:legend-position="top" svg:x="5.129cm" svg:y="2.615cm" style:legend-expansion="wide" chart:style-name="ch4"/>
        <chart:plot-area chart:style-name="ch5" table:cell-range-address="Feuille2.P10:Feuille2.U12" chart:data-source-has-labels="both" svg:x="1.302cm" svg:y="3.404cm" svg:width="12.984cm" svg:height="5.015cm">
          <chartooo:coordinate-region svg:x="2.214cm" svg:y="3.603cm" svg:width="12.072cm" svg:height="4.169cm"/>
          <chart:axis chart:dimension="x" chart:name="primary-x" chart:style-name="ch6" chartooo:axis-type="auto">
            <chartooo:date-scale/>
            <chart:title svg:x="5.977cm" svg:y="8.61cm" chart:style-name="ch7">
              <text:p>number of selected POIs</text:p>
            </chart:title>
            <chart:categories table:cell-range-address="Feuille2.Q10:Feuille2.U10"/>
          </chart:axis>
          <chart:axis chart:dimension="y" chart:name="primary-y" chart:style-name="ch8">
            <chart:title svg:x="0.451cm" svg:y="7.344cm" chart:style-name="ch9">
              <text:p>ratio of uniqueness</text:p>
            </chart:title>
            <chart:grid chart:style-name="ch10" chart:class="major"/>
          </chart:axis>
          <chart:series chart:style-name="ch11" chart:values-cell-range-address="Feuille2.Q11:Feuille2.U11" chart:label-cell-address="Feuille2.P11:Feuille2.P11" chart:class="chart:bar">
            <chart:data-point chart:repeated="5"/>
          </chart:series>
          <chart:series chart:style-name="ch12" chart:values-cell-range-address="Feuille2.Q12:Feuille2.U12" chart:label-cell-address="Feuille2.P12:Feuille2.P1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Q10:Feuille2.U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Feuille2.P11:Feuille2.P11</svg:desc>
                </draw:g>
              </table:table-cell>
              <table:table-cell office:value-type="float" office:value="0.792566782810685">
                <text:p>0.792566782810685</text:p>
                <draw:g>
                  <svg:desc>Feuille2.Q11:Feuille2.U11</svg:desc>
                </draw:g>
              </table:table-cell>
              <table:table-cell office:value-type="float" office:value="0.926533523537803">
                <text:p>0.926533523537803</text:p>
              </table:table-cell>
              <table:table-cell office:value-type="float" office:value="0.954467981495008">
                <text:p>0.954467981495008</text:p>
              </table:table-cell>
              <table:table-cell office:value-type="float" office:value="0.979540918163673">
                <text:p>0.979540918163673</text:p>
              </table:table-cell>
              <table:table-cell office:value-type="float" office:value="0.983388704318937">
                <text:p>0.983388704318937</text:p>
              </table:table-cell>
            </table:table-row>
            <table:table-row>
              <table:table-cell office:value-type="string">
                <text:p>scikitmobility</text:p>
                <draw:g>
                  <svg:desc>Feuille2.P12:Feuille2.P12</svg:desc>
                </draw:g>
              </table:table-cell>
              <table:table-cell office:value-type="float" office:value="0.840418118466899">
                <text:p>0.840418118466899</text:p>
                <draw:g>
                  <svg:desc>Feuille2.Q12:Feuille2.U12</svg:desc>
                </draw:g>
              </table:table-cell>
              <table:table-cell office:value-type="float" office:value="0.95191637630662">
                <text:p>0.95191637630662</text:p>
              </table:table-cell>
              <table:table-cell office:value-type="float" office:value="0.969061876247505">
                <text:p>0.969061876247505</text:p>
              </table:table-cell>
              <table:table-cell office:value-type="float" office:value="0.979540918163673">
                <text:p>0.979540918163673</text:p>
              </table:table-cell>
              <table:table-cell office:value-type="float" office:value="0.984394985929905">
                <text:p>0.9843949859299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7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91cm" svg:height="10.496cm" xlink:href=".." xlink:type="simple" chart:class="chart:bar" chart:style-name="ch1">
        <chart:title svg:x="1.748cm" svg:y="0.345cm" chart:style-name="ch2">
          <text:p>Percentage of uniqueness on Privamov-30days dataset</text:p>
        </chart:title>
        <chart:subtitle svg:x="0.059cm" svg:y="1.579cm" chart:style-name="ch3">
          <text:p>depending on the method and the number of selected POIs (POIs : 15 min, 200m ; tolerance : 500m, 4h ; 100 draws per user)</text:p>
        </chart:subtitle>
        <chart:legend chart:legend-position="top" svg:x="5.136cm" svg:y="2.651cm" style:legend-expansion="wide" chart:style-name="ch4"/>
        <chart:plot-area chart:style-name="ch5" table:cell-range-address="Feuille2.W10:Feuille2.AB12" chart:data-source-has-labels="both" svg:x="1.302cm" svg:y="3.458cm" svg:width="12.998cm" svg:height="5.848cm">
          <chartooo:coordinate-region svg:x="2.214cm" svg:y="3.657cm" svg:width="12.086cm" svg:height="5.002cm"/>
          <chart:axis chart:dimension="x" chart:name="primary-x" chart:style-name="ch6" chartooo:axis-type="auto">
            <chartooo:date-scale/>
            <chart:title svg:x="5.984cm" svg:y="9.515cm" chart:style-name="ch7">
              <text:p>number of selected POIs</text:p>
            </chart:title>
            <chart:categories table:cell-range-address="Feuille2.X10:Feuille2.AB10"/>
          </chart:axis>
          <chart:axis chart:dimension="y" chart:name="primary-y" chart:style-name="ch8">
            <chart:title svg:x="0.451cm" svg:y="7.815cm" chart:style-name="ch9">
              <text:p>ratio of uniqueness</text:p>
            </chart:title>
            <chart:grid chart:style-name="ch10" chart:class="major"/>
          </chart:axis>
          <chart:series chart:style-name="ch11" chart:values-cell-range-address="Feuille2.X11:Feuille2.AB11" chart:label-cell-address="Feuille2.W11:Feuille2.W11" chart:class="chart:bar">
            <chart:data-point chart:repeated="5"/>
          </chart:series>
          <chart:series chart:style-name="ch12" chart:values-cell-range-address="Feuille2.X12:Feuille2.AB12" chart:label-cell-address="Feuille2.W12:Feuille2.W1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X10:Feuille2.AB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Feuille2.W11:Feuille2.W11</svg:desc>
                </draw:g>
              </table:table-cell>
              <table:table-cell office:value-type="float" office:value="0.750290360046458">
                <text:p>0.750290360046458</text:p>
                <draw:g>
                  <svg:desc>Feuille2.X11:Feuille2.AB11</svg:desc>
                </draw:g>
              </table:table-cell>
              <table:table-cell office:value-type="float" office:value="0.898002853067047">
                <text:p>0.898002853067047</text:p>
              </table:table-cell>
              <table:table-cell office:value-type="float" office:value="0.927684441197955">
                <text:p>0.927684441197955</text:p>
              </table:table-cell>
              <table:table-cell office:value-type="float" office:value="0.949600798403194">
                <text:p>0.949600798403194</text:p>
              </table:table-cell>
              <table:table-cell office:value-type="float" office:value="0.949612403100775">
                <text:p>0.949612403100775</text:p>
              </table:table-cell>
            </table:table-row>
            <table:table-row>
              <table:table-cell office:value-type="string">
                <text:p>scikitmobility</text:p>
                <draw:g>
                  <svg:desc>Feuille2.W12:Feuille2.W12</svg:desc>
                </draw:g>
              </table:table-cell>
              <table:table-cell office:value-type="float" office:value="0.812775842044135">
                <text:p>0.812775842044135</text:p>
                <draw:g>
                  <svg:desc>Feuille2.X12:Feuille2.AB12</svg:desc>
                </draw:g>
              </table:table-cell>
              <table:table-cell office:value-type="float" office:value="0.933565621370499">
                <text:p>0.933565621370499</text:p>
              </table:table-cell>
              <table:table-cell office:value-type="float" office:value="0.964570858283433">
                <text:p>0.964570858283433</text:p>
              </table:table-cell>
              <table:table-cell office:value-type="float" office:value="0.974051896207585">
                <text:p>0.974051896207585</text:p>
              </table:table-cell>
              <table:table-cell office:value-type="float" office:value="0.981836786902021">
                <text:p>0.9818367869020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85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564cm" svg:height="7.695cm" xlink:href=".." xlink:type="simple" chart:class="chart:bar" chart:style-name="ch1">
        <chart:title svg:x="1.735cm" svg:y="0.289cm" chart:style-name="ch2">
          <text:p>Percentage of uniqueness on Privamov-30days dataset</text:p>
        </chart:title>
        <chart:subtitle svg:x="0.058cm" svg:y="1.157cm" chart:style-name="ch3">
          <text:p>depending on the method and the number of selected POIs (POIs : 60 min, 500m ; tolerance : 250m, 4h ; 100 draws per user)</text:p>
        </chart:subtitle>
        <chart:legend chart:legend-position="top" svg:x="5.123cm" svg:y="2.539cm" style:legend-expansion="wide" chart:style-name="ch4"/>
        <chart:plot-area chart:style-name="ch5" table:cell-range-address="Feuille2.AD10:Feuille2.AI12" chart:data-source-has-labels="both" svg:x="1.302cm" svg:y="3.29cm" svg:width="12.971cm" svg:height="3.271cm">
          <chartooo:coordinate-region svg:x="2.214cm" svg:y="3.489cm" svg:width="12.059cm" svg:height="2.425cm"/>
          <chart:axis chart:dimension="x" chart:name="primary-x" chart:style-name="ch6" chartooo:axis-type="auto">
            <chartooo:date-scale/>
            <chart:title svg:x="5.97cm" svg:y="6.714cm" chart:style-name="ch7">
              <text:p>number of selected POIs</text:p>
            </chart:title>
            <chart:categories table:cell-range-address="Feuille2.AE10:Feuille2.AI10"/>
          </chart:axis>
          <chart:axis chart:dimension="y" chart:name="primary-y" chart:style-name="ch8">
            <chart:title svg:x="0.451cm" svg:y="6.358cm" chart:style-name="ch9">
              <text:p>ratio of uniqueness</text:p>
            </chart:title>
            <chart:grid chart:style-name="ch10" chart:class="major"/>
          </chart:axis>
          <chart:series chart:style-name="ch11" chart:values-cell-range-address="Feuille2.AE11:Feuille2.AI11" chart:label-cell-address="Feuille2.AD11:Feuille2.AD11" chart:class="chart:bar">
            <chart:data-point chart:repeated="5"/>
          </chart:series>
          <chart:series chart:style-name="ch12" chart:values-cell-range-address="Feuille2.AE12:Feuille2.AI12" chart:label-cell-address="Feuille2.AD12:Feuille2.AD1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2.AE10:Feuille2.AI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primault</text:p>
                <draw:g>
                  <svg:desc>Feuille2.AD11:Feuille2.AD11</svg:desc>
                </draw:g>
              </table:table-cell>
              <table:table-cell office:value-type="float" office:value="0.902605308010713">
                <text:p>0.902605308010713</text:p>
                <draw:g>
                  <svg:desc>Feuille2.AE11:Feuille2.AI11</svg:desc>
                </draw:g>
              </table:table-cell>
              <table:table-cell office:value-type="float" office:value="0.971859810693272">
                <text:p>0.971859810693272</text:p>
              </table:table-cell>
              <table:table-cell office:value-type="float" office:value="0.986726998491704">
                <text:p>0.986726998491704</text:p>
              </table:table-cell>
              <table:table-cell office:value-type="float" office:value="0.991293532338308">
                <text:p>0.991293532338308</text:p>
              </table:table-cell>
              <table:table-cell office:value-type="float" office:value="0.996023856858847">
                <text:p>0.996023856858847</text:p>
              </table:table-cell>
            </table:table-row>
            <table:table-row>
              <table:table-cell office:value-type="string">
                <text:p>scikitmobility</text:p>
                <draw:g>
                  <svg:desc>Feuille2.AD12:Feuille2.AD12</svg:desc>
                </draw:g>
              </table:table-cell>
              <table:table-cell office:value-type="float" office:value="0.961826347305389">
                <text:p>0.961826347305389</text:p>
                <draw:g>
                  <svg:desc>Feuille2.AE12:Feuille2.AI12</svg:desc>
                </draw:g>
              </table:table-cell>
              <table:table-cell office:value-type="float" office:value="0.996850393700787">
                <text:p>0.996850393700787</text:p>
              </table:table-cell>
              <table:table-cell office:value-type="float" office:value="0.999723145071982">
                <text:p>0.999723145071982</text:p>
              </table:table-cell>
              <table:table-cell office:value-type="float" office:value="0.999698340874811">
                <text:p>0.99969834087481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